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3.25in" style:type="center"/>
          <style:tab-stop style:position="6.6874in"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US" fo:font-weight="bold" style:font-weight-asian="bold" style:font-name-complex="Times New Roman"/>
    </style:style>
    <style:style style:name="P5" style:family="paragraph" style:parent-style-name="Standard">
      <style:paragraph-properties fo:margin-top="0.028in" fo:margin-bottom="0.028in" loext:contextual-spacing="false"/>
      <style:text-properties fo:font-weight="bold" style:font-weight-asian="bold"/>
    </style:style>
    <style:style style:name="P6" style:family="paragraph" style:parent-style-name="Standard">
      <style:paragraph-properties fo:margin-top="0.028in" fo:margin-bottom="0.028in" loext:contextual-spacing="false" style:snap-to-layout-grid="false"/>
      <style:text-properties fo:font-weight="bold" style:font-weight-asian="bold"/>
    </style:style>
    <style:style style:name="P7" style:family="paragraph" style:parent-style-name="Standard">
      <style:paragraph-properties fo:margin-top="0.028in" fo:margin-bottom="0.028in" loext:contextual-spacing="false" style:snap-to-layout-grid="false"/>
    </style:style>
    <style:style style:name="P8" style:family="paragraph" style:parent-style-name="Standard">
      <style:paragraph-properties fo:margin-left="0.5in" fo:margin-right="0in" fo:text-indent="0in" style:auto-text-indent="false"/>
      <style:text-properties fo:font-size="14pt" style:font-size-asian="14pt"/>
    </style:style>
    <style:style style:name="P9" style:family="paragraph" style:parent-style-name="Heading">
      <style:paragraph-properties fo:margin-top="0in" fo:margin-bottom="0.278in" loext:contextual-spacing="false"/>
      <style:text-properties fo:font-size="20pt" style:font-size-asian="20pt"/>
    </style:style>
    <style:style style:name="P10"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11" style:family="paragraph" style:parent-style-name="ByLine">
      <style:text-properties officeooo:rsid="0004e4ca" officeooo:paragraph-rsid="0004e4ca"/>
    </style:style>
    <style:style style:name="P12" style:family="paragraph" style:parent-style-name="Heading">
      <style:text-properties officeooo:rsid="0004e4ca" officeooo:paragraph-rsid="000a0a50"/>
    </style:style>
    <style:style style:name="P13" style:family="paragraph" style:parent-style-name="Heading_20_1" style:list-style-name="">
      <style:paragraph-properties style:line-height-at-least="0.1665in" fo:keep-together="always" fo:orphans="2" fo:widows="2"/>
    </style:style>
    <style:style style:name="P14" style:family="paragraph" style:parent-style-name="Heading_20_1" style:list-style-name="">
      <style:paragraph-properties style:line-height-at-least="0.1665in" fo:keep-together="always" fo:orphans="2" fo:widows="2"/>
      <style:text-properties officeooo:paragraph-rsid="00108214"/>
    </style:style>
    <style:style style:name="P15" style:family="paragraph" style:parent-style-name="Heading_20_1" style:master-page-name="Convert_20_2">
      <style:paragraph-properties style:page-number="1"/>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108214"/>
    </style:style>
    <style:style style:name="P18" style:family="paragraph" style:parent-style-name="Heading_20_2">
      <style:text-properties fo:background-color="transparent"/>
    </style:style>
    <style:style style:name="P19" style:family="paragraph" style:parent-style-name="Heading_20_2">
      <style:text-properties officeooo:rsid="00108214" officeooo:paragraph-rsid="00108214"/>
    </style:style>
    <style:style style:name="P20" style:family="paragraph" style:parent-style-name="Heading_20_2">
      <style:text-properties officeooo:rsid="0011524e" officeooo:paragraph-rsid="0011524e"/>
    </style:style>
    <style:style style:name="P21" style:family="paragraph" style:parent-style-name="Heading_20_2">
      <style:text-properties officeooo:paragraph-rsid="0011524e"/>
    </style:style>
    <style:style style:name="P22" style:family="paragraph" style:parent-style-name="Heading_20_2">
      <style:text-properties officeooo:rsid="001247b9" officeooo:paragraph-rsid="001247b9"/>
    </style:style>
    <style:style style:name="P23" style:family="paragraph" style:parent-style-name="Heading_20_2">
      <style:text-properties officeooo:rsid="001247b9" officeooo:paragraph-rsid="0017268f"/>
    </style:style>
    <style:style style:name="P24" style:family="paragraph" style:parent-style-name="Heading_20_2">
      <style:text-properties officeooo:rsid="0017268f" officeooo:paragraph-rsid="0017268f"/>
    </style:style>
    <style:style style:name="P25" style:family="paragraph" style:parent-style-name="level_20_3_20_text">
      <style:paragraph-properties fo:margin-left="0.9374in" fo:margin-right="0in" fo:text-indent="0in" style:auto-text-indent="false"/>
      <style:text-properties officeooo:rsid="00108214" officeooo:paragraph-rsid="00108214"/>
    </style:style>
    <style:style style:name="P26" style:family="paragraph" style:parent-style-name="level_20_3_20_text" style:list-style-name="">
      <style:paragraph-properties fo:margin-left="0.9374in" fo:margin-right="0in" fo:text-indent="0in" style:auto-text-indent="false"/>
      <style:text-properties officeooo:rsid="0011524e" officeooo:paragraph-rsid="0011524e"/>
    </style:style>
    <style:style style:name="P27" style:family="paragraph" style:parent-style-name="level_20_3_20_text" style:list-style-name="">
      <style:paragraph-properties fo:margin-left="0.9374in" fo:margin-right="0in" fo:text-indent="0in" style:auto-text-indent="false"/>
      <style:text-properties officeooo:rsid="001247b9" officeooo:paragraph-rsid="001247b9"/>
    </style:style>
    <style:style style:name="P28" style:family="paragraph" style:parent-style-name="level_20_3_20_text" style:list-style-name="">
      <style:paragraph-properties fo:margin-left="0.9374in" fo:margin-right="0in" fo:text-indent="0in" style:auto-text-indent="false"/>
      <style:text-properties officeooo:rsid="001247b9" officeooo:paragraph-rsid="0017268f"/>
    </style:style>
    <style:style style:name="P29" style:family="paragraph" style:parent-style-name="level_20_3_20_text" style:list-style-name="">
      <style:paragraph-properties fo:margin-left="0.9374in" fo:margin-right="0in" fo:text-indent="0in" style:auto-text-indent="false"/>
      <style:text-properties officeooo:rsid="00143a09" officeooo:paragraph-rsid="00143a09"/>
    </style:style>
    <style:style style:name="P30" style:family="paragraph" style:parent-style-name="level_20_3_20_text" style:list-style-name="">
      <style:paragraph-properties fo:margin-left="0.9374in" fo:margin-right="0in" fo:text-indent="0in" style:auto-text-indent="false"/>
      <style:text-properties officeooo:rsid="00143a09" officeooo:paragraph-rsid="0017268f"/>
    </style:style>
    <style:style style:name="P31" style:family="paragraph" style:parent-style-name="level_20_3_20_text" style:list-style-name="">
      <style:paragraph-properties fo:margin-left="0.9374in" fo:margin-right="0in" fo:text-indent="0in" style:auto-text-indent="false"/>
      <style:text-properties officeooo:rsid="0017268f" officeooo:paragraph-rsid="0017268f"/>
    </style:style>
    <style:style style:name="P32" style:family="paragraph" style:parent-style-name="level_20_4">
      <style:text-properties officeooo:paragraph-rsid="00108214"/>
    </style:style>
    <style:style style:name="P33" style:family="paragraph" style:parent-style-name="level_20_4">
      <style:text-properties officeooo:paragraph-rsid="001247b9"/>
    </style:style>
    <style:style style:name="P34" style:family="paragraph" style:parent-style-name="level_20_4">
      <style:text-properties officeooo:paragraph-rsid="0017268f"/>
    </style:style>
    <style:style style:name="P35" style:family="paragraph" style:parent-style-name="TOCEntry" style:master-page-name="Convert_20_1">
      <style:paragraph-properties style:page-number="auto"/>
    </style:style>
    <style:style style:name="P36" style:family="paragraph" style:parent-style-name="requirement">
      <style:text-properties officeooo:paragraph-rsid="00108214"/>
    </style:style>
    <style:style style:name="P37" style:family="paragraph" style:parent-style-name="requirement">
      <style:text-properties officeooo:paragraph-rsid="001247b9"/>
    </style:style>
    <style:style style:name="P38" style:family="paragraph" style:parent-style-name="requirement">
      <style:text-properties officeooo:rsid="001247b9" officeooo:paragraph-rsid="001247b9"/>
    </style:style>
    <style:style style:name="P39" style:family="paragraph" style:parent-style-name="requirement">
      <style:text-properties officeooo:paragraph-rsid="0017268f"/>
    </style:style>
    <style:style style:name="P40" style:family="paragraph" style:parent-style-name="requirement">
      <style:paragraph-properties fo:margin-left="0.9402in" fo:margin-right="0in" fo:text-indent="0in" style:auto-text-indent="false"/>
      <style:text-properties officeooo:paragraph-rsid="001247b9"/>
    </style:style>
    <style:style style:name="P41" style:family="paragraph" style:parent-style-name="requirement">
      <style:paragraph-properties fo:margin-left="0.9402in" fo:margin-right="0in" fo:text-indent="0in" style:auto-text-indent="false"/>
      <style:text-properties officeooo:rsid="00143a09" officeooo:paragraph-rsid="0017268f"/>
    </style:style>
    <style:style style:name="P42" style:family="paragraph" style:parent-style-name="requirement">
      <style:paragraph-properties fo:margin-left="0.9402in" fo:margin-right="0in" fo:text-indent="0in" style:auto-text-indent="false"/>
      <style:text-properties officeooo:paragraph-rsid="0017268f"/>
    </style:style>
    <style:style style:name="P43" style:family="paragraph" style:parent-style-name="template">
      <style:text-properties officeooo:rsid="0004e4ca" officeooo:paragraph-rsid="0004e4ca" fo:background-color="transparent"/>
    </style:style>
    <style:style style:name="P44" style:family="paragraph" style:parent-style-name="template">
      <style:text-properties officeooo:rsid="0004e4ca" officeooo:paragraph-rsid="000a0a50" fo:background-color="transparent"/>
    </style:style>
    <style:style style:name="P45" style:family="paragraph" style:parent-style-name="template">
      <style:text-properties officeooo:rsid="000a0a50" officeooo:paragraph-rsid="000a0a50" fo:background-color="transparent"/>
    </style:style>
    <style:style style:name="P46" style:family="paragraph" style:parent-style-name="template">
      <style:text-properties officeooo:rsid="0005b7a5" officeooo:paragraph-rsid="0005b7a5" fo:background-color="transparent"/>
    </style:style>
    <style:style style:name="P47" style:family="paragraph" style:parent-style-name="template">
      <style:text-properties officeooo:rsid="000af9a8" officeooo:paragraph-rsid="000af9a8" fo:background-color="transparent"/>
    </style:style>
    <style:style style:name="P48" style:family="paragraph" style:parent-style-name="template">
      <style:text-properties officeooo:rsid="0007771f" officeooo:paragraph-rsid="0007771f" fo:background-color="transparent"/>
    </style:style>
    <style:style style:name="P49" style:family="paragraph" style:parent-style-name="template">
      <style:text-properties officeooo:rsid="000c890d" officeooo:paragraph-rsid="000c890d"/>
    </style:style>
    <style:style style:name="P50" style:family="paragraph" style:parent-style-name="template">
      <style:text-properties officeooo:rsid="000d4069" officeooo:paragraph-rsid="000d4069"/>
    </style:style>
    <style:style style:name="P51" style:family="paragraph" style:parent-style-name="template">
      <style:text-properties officeooo:rsid="000ea581" officeooo:paragraph-rsid="000ea581"/>
    </style:style>
    <style:style style:name="P52" style:family="paragraph" style:parent-style-name="template">
      <style:text-properties officeooo:rsid="0015bde4" officeooo:paragraph-rsid="0015bde4"/>
    </style:style>
    <style:style style:name="P53" style:family="paragraph" style:parent-style-name="template">
      <style:text-properties officeooo:rsid="0015cd20" officeooo:paragraph-rsid="0015cd20"/>
    </style:style>
    <style:style style:name="P54" style:family="paragraph" style:parent-style-name="template">
      <style:text-properties officeooo:rsid="001617e0" officeooo:paragraph-rsid="001617e0"/>
    </style:style>
    <style:style style:name="P55" style:family="paragraph" style:parent-style-name="template">
      <style:text-properties officeooo:rsid="0018beb3" officeooo:paragraph-rsid="0018beb3"/>
    </style:style>
    <style:style style:name="P56" style:family="paragraph" style:parent-style-name="template">
      <style:text-properties fo:font-size="14pt" officeooo:rsid="0018beb3" officeooo:paragraph-rsid="0018beb3" style:font-size-asian="14pt"/>
    </style:style>
    <style:style style:name="P57"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fo:language="en" fo:country="US"/>
    </style:style>
    <style:style style:name="T3" style:family="text">
      <style:text-properties fo:font-style="normal" style:font-style-asian="normal"/>
    </style:style>
    <style:style style:name="T4" style:family="text">
      <style:text-properties officeooo:rsid="0004e4ca"/>
    </style:style>
    <style:style style:name="T5" style:family="text">
      <style:text-properties style:text-position="super 58%"/>
    </style:style>
    <style:style style:name="T6" style:family="text">
      <style:text-properties officeooo:rsid="0005b7a5"/>
    </style:style>
    <style:style style:name="T7" style:family="text">
      <style:text-properties officeooo:rsid="000a0a50"/>
    </style:style>
    <style:style style:name="T8" style:family="text">
      <style:text-properties officeooo:rsid="000ea581"/>
    </style:style>
    <style:style style:name="T9" style:family="text">
      <style:text-properties officeooo:rsid="0011524e"/>
    </style:style>
    <style:style style:name="T10" style:family="text">
      <style:text-properties officeooo:rsid="001247b9"/>
    </style:style>
    <style:style style:name="T11" style:family="text">
      <style:text-properties officeooo:rsid="00143a09"/>
    </style:style>
    <style:style style:name="T12" style:family="text">
      <style:text-properties officeooo:rsid="0017268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Heading">Software Requirements Specification</text:p>
      <text:p text:style-name="P9">for</text:p>
      <text:p text:style-name="P12"><text:span text:style-name="T7">Multiplayer Online</text:span> <text:s text:c="6"/>Crafting-Survival <text:s text:c="10"/><text:span text:style-name="T7">(MOCS)</text:span></text:p>
      <text:p text:style-name="ByLine">Version 1.0 approved</text:p>
      <text:p text:style-name="ByLine">Prepared by <text:span text:style-name="T4">Mr.Rise</text:span></text:p>
      <text:p text:style-name="P11">Team 10</text:p>
      <text:p text:style-name="P11">March 23<text:span text:style-name="T5">rd</text:span>, 2015</text:p>
      <text:p text:style-name="P35"><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0"><text:span text:style-name="T2">1.1<text:tab/>Purpose<text:tab/></text:span><text:a xlink:type="simple" xlink:href="#__RefHeading___Toc441230973" text:style-name="Index_20_Link" text:visited-style-name="Index_20_Link"><text:span text:style-name="T2">1</text:span></text:a></text:p>
          <text:p text:style-name="P10"><text:span text:style-name="T2">1.2<text:tab/>Document Conventions<text:tab/></text:span><text:a xlink:type="simple" xlink:href="#__RefHeading___Toc441230974" text:style-name="Index_20_Link" text:visited-style-name="Index_20_Link"><text:span text:style-name="T2">1</text:span></text:a></text:p>
          <text:p text:style-name="P10"><text:span text:style-name="T2">1.3<text:tab/>Intended Audience and Reading Suggestions<text:tab/></text:span><text:a xlink:type="simple" xlink:href="#__RefHeading___Toc441230975" text:style-name="Index_20_Link" text:visited-style-name="Index_20_Link"><text:span text:style-name="T2">1</text:span></text:a></text:p>
          <text:p text:style-name="P10"><text:span text:style-name="T2">1.4<text:tab/>Product Scope<text:tab/></text:span><text:a xlink:type="simple" xlink:href="#__RefHeading___Toc441230976" text:style-name="Index_20_Link" text:visited-style-name="Index_20_Link"><text:span text:style-name="T2">1</text:span></text:a></text:p>
          <text:p text:style-name="P10"><text:span text:style-name="T2">1.5<text:tab/>References<text:tab/></text:span><text:a xlink:type="simple" xlink:href="#__RefHeading___Toc441230977" text:style-name="Index_20_Link" text:visited-style-name="Index_20_Link"><text:span text:style-name="T2">1</text:span></text:a></text:p>
          <text:p text:style-name="Contents_20_1">2.<text:tab/>Overall Description<text:tab/><text:a xlink:type="simple" xlink:href="#__RefHeading___Toc441230978" text:style-name="Index_20_Link" text:visited-style-name="Index_20_Link">2</text:a></text:p>
          <text:p text:style-name="P10"><text:span text:style-name="T2">2.1<text:tab/>Product Perspective<text:tab/></text:span><text:a xlink:type="simple" xlink:href="#__RefHeading___Toc441230979" text:style-name="Index_20_Link" text:visited-style-name="Index_20_Link"><text:span text:style-name="T2">2</text:span></text:a></text:p>
          <text:p text:style-name="P10"><text:span text:style-name="T2">2.2<text:tab/>Product Functions<text:tab/></text:span><text:a xlink:type="simple" xlink:href="#__RefHeading___Toc441230980" text:style-name="Index_20_Link" text:visited-style-name="Index_20_Link"><text:span text:style-name="T2">2</text:span></text:a></text:p>
          <text:p text:style-name="P10"><text:span text:style-name="T2">2.3<text:tab/>User Classes and Characteristics<text:tab/></text:span><text:a xlink:type="simple" xlink:href="#__RefHeading___Toc441230981" text:style-name="Index_20_Link" text:visited-style-name="Index_20_Link"><text:span text:style-name="T2">2</text:span></text:a></text:p>
          <text:p text:style-name="P10"><text:span text:style-name="T2">2.4<text:tab/>Operating Environment<text:tab/></text:span><text:a xlink:type="simple" xlink:href="#__RefHeading___Toc441230982" text:style-name="Index_20_Link" text:visited-style-name="Index_20_Link"><text:span text:style-name="T2">2</text:span></text:a></text:p>
          <text:p text:style-name="P10"><text:span text:style-name="T2">2.5<text:tab/>Design and Implementation Constraints<text:tab/></text:span><text:a xlink:type="simple" xlink:href="#__RefHeading___Toc441230983" text:style-name="Index_20_Link" text:visited-style-name="Index_20_Link"><text:span text:style-name="T2">2</text:span></text:a></text:p>
          <text:p text:style-name="P10"><text:span text:style-name="T2">2.6<text:tab/>User Documentation<text:tab/></text:span><text:a xlink:type="simple" xlink:href="#__RefHeading___Toc441230984" text:style-name="Index_20_Link" text:visited-style-name="Index_20_Link"><text:span text:style-name="T2">2</text:span></text:a></text:p>
          <text:p text:style-name="P10"><text:span text:style-name="T2">2.7<text:tab/>Assumptions and Dependencies<text:tab/></text:span><text:a xlink:type="simple" xlink:href="#__RefHeading___Toc441230985" text:style-name="Index_20_Link" text:visited-style-name="Index_20_Link"><text:span text:style-name="T2">3</text:span></text:a></text:p>
          <text:p text:style-name="Contents_20_1">3.<text:tab/>External Interface Requirements<text:tab/><text:a xlink:type="simple" xlink:href="#__RefHeading___Toc441230986" text:style-name="Index_20_Link" text:visited-style-name="Index_20_Link">3</text:a></text:p>
          <text:p text:style-name="P10"><text:span text:style-name="T2">3.1<text:tab/>User Interfaces<text:tab/></text:span><text:a xlink:type="simple" xlink:href="#__RefHeading___Toc441230987" text:style-name="Index_20_Link" text:visited-style-name="Index_20_Link"><text:span text:style-name="T2">3</text:span></text:a></text:p>
          <text:p text:style-name="P10"><text:span text:style-name="T2">3.2<text:tab/>Hardware Interfaces<text:tab/></text:span><text:a xlink:type="simple" xlink:href="#__RefHeading___Toc441230988" text:style-name="Index_20_Link" text:visited-style-name="Index_20_Link"><text:span text:style-name="T2">3</text:span></text:a></text:p>
          <text:p text:style-name="P10"><text:span text:style-name="T2">3.3<text:tab/>Software Interfaces<text:tab/></text:span><text:a xlink:type="simple" xlink:href="#__RefHeading___Toc441230989" text:style-name="Index_20_Link" text:visited-style-name="Index_20_Link"><text:span text:style-name="T2">3</text:span></text:a></text:p>
          <text:p text:style-name="P10"><text:span text:style-name="T2">3.4<text:tab/>Communications Interfaces<text:tab/></text:span><text:a xlink:type="simple" xlink:href="#__RefHeading___Toc441230990" text:style-name="Index_20_Link" text:visited-style-name="Index_20_Link"><text:span text:style-name="T2">3</text:span></text:a></text:p>
          <text:p text:style-name="Contents_20_1">4.<text:tab/>System Features<text:tab/><text:a xlink:type="simple" xlink:href="#__RefHeading___Toc441230991" text:style-name="Index_20_Link" text:visited-style-name="Index_20_Link">4</text:a></text:p>
          <text:p text:style-name="P10"><text:span text:style-name="T2">4.1<text:tab/>System Feature 1<text:tab/></text:span><text:a xlink:type="simple" xlink:href="#__RefHeading___Toc441230992" text:style-name="Index_20_Link" text:visited-style-name="Index_20_Link"><text:span text:style-name="T2">4</text:span></text:a></text:p>
          <text:p text:style-name="P10"><text:span text:style-name="T2">4.2<text:tab/>System Feature 2 (and so on)<text:tab/></text:span><text:a xlink:type="simple" xlink:href="#__RefHeading___Toc441230993" text:style-name="Index_20_Link" text:visited-style-name="Index_20_Link"><text:span text:style-name="T2">4</text:span></text:a></text:p>
          <text:p text:style-name="Contents_20_1">5.<text:tab/>Other Nonfunctional Requirements<text:tab/><text:a xlink:type="simple" xlink:href="#__RefHeading___Toc441230994" text:style-name="Index_20_Link" text:visited-style-name="Index_20_Link">4</text:a></text:p>
          <text:p text:style-name="P10"><text:span text:style-name="T2">5.1<text:tab/>Performance Requirements<text:tab/></text:span><text:a xlink:type="simple" xlink:href="#__RefHeading___Toc441230995" text:style-name="Index_20_Link" text:visited-style-name="Index_20_Link"><text:span text:style-name="T2">4</text:span></text:a></text:p>
          <text:p text:style-name="P10"><text:span text:style-name="T2">5.2<text:tab/>Safety Requirements<text:tab/></text:span><text:a xlink:type="simple" xlink:href="#__RefHeading___Toc441230996" text:style-name="Index_20_Link" text:visited-style-name="Index_20_Link"><text:span text:style-name="T2">5</text:span></text:a></text:p>
          <text:p text:style-name="P10"><text:span text:style-name="T2">5.3<text:tab/>Security Requirements<text:tab/></text:span><text:a xlink:type="simple" xlink:href="#__RefHeading___Toc441230997" text:style-name="Index_20_Link" text:visited-style-name="Index_20_Link"><text:span text:style-name="T2">5</text:span></text:a></text:p>
          <text:p text:style-name="P10"><text:span text:style-name="T2">5.4<text:tab/>Software Quality Attributes<text:tab/></text:span><text:a xlink:type="simple" xlink:href="#__RefHeading___Toc441230998" text:style-name="Index_20_Link" text:visited-style-name="Index_20_Link"><text:span text:style-name="T2">5</text:span></text:a></text:p>
          <text:p text:style-name="P10"><text:span text:style-name="T2">5.5<text:tab/>Business Rules<text:tab/></text:span><text:a xlink:type="simple" xlink:href="#__RefHeading___Toc441230999" text:style-name="Index_20_Link" text:visited-style-name="Index_20_Link"><text:span text:style-name="T2">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3"/>
      <text:p text:style-name="P3"/>
      <text:h text:style-name="P15" text:outline-level="1"><text:bookmark-start text:name="__RefHeading___Toc441230972"/>Introduction<text:bookmark-end text:name="__RefHeading___Toc441230972"/></text:h>
      <text:h text:style-name="P18" text:outline-level="2"><text:bookmark-start text:name="__RefHeading___Toc441230973"/>Purpose <text:bookmark-end text:name="__RefHeading___Toc441230973"/></text:h>
      <text:p text:style-name="P43">This is a game about surviving in a wilderness that is unmapped, filled with dangerous fauna and other players, who may be friendly or not.</text:p>
      <text:h text:style-name="P18" text:outline-level="2"><text:bookmark-start text:name="__RefHeading___Toc441230974"/>Document Conventions<text:bookmark-end text:name="__RefHeading___Toc441230974"/></text:h>
      <text:p text:style-name="P44">Instance : <text:span text:style-name="T7">A single server program that runs, including all users registered to it. </text:span></text:p>
      <text:p text:style-name="P44">Client : <text:span text:style-name="T7">The software running on the user's hardware.</text:span></text:p>
      <text:p text:style-name="P44">Server : <text:span text:style-name="T7">The software that runs on the server – ideally there should only be one that can handle all the clients</text:span></text:p>
      <text:p text:style-name="P44">Player : <text:span text:style-name="T7">A user and their personal collected data on the server</text:span></text:p>
      <text:p text:style-name="P44">NPC : <text:span text:style-name="T7">Non Player Character – anything within the software that acts without user input.</text:span></text:p>
      <text:p text:style-name="P44">Materials : <text:span text:style-name="T7">In the game, players can collect various items by interacting with various in-game objects. For example, wood could be acquired from a tree.</text:span></text:p>
      <text:p text:style-name="P44">Harvesting : <text:span text:style-name="T7">The act of collecting materials.</text:span></text:p>
      <text:p text:style-name="P44">Crafting : <text:span text:style-name="T7">The player is able to 'trade' certain materials for other materials, for example wood may be crafted into planks or a door, which can then be placed somewhere.</text:span></text:p>
      <text:h text:style-name="P18" text:outline-level="2"><text:bookmark-start text:name="__RefHeading___Toc441230975"/>Intended Audience and Reading Suggestions<text:bookmark-end text:name="__RefHeading___Toc441230975"/></text:h>
      <text:p text:style-name="P45">This document is intended for developers. They are expected to jump to whichever section is relevant to them, as per the table of contents. Players are supposed to figure out how to play after having started – on their own.</text:p>
      <text:h text:style-name="P18" text:outline-level="2"><text:bookmark-start text:name="__RefHeading___Toc441230976"/>Product Scope<text:bookmark-end text:name="__RefHeading___Toc441230976"/></text:h>
      <text:p text:style-name="P43">This is a game. It's intended purpose is to entertain, and it's supposed to do little more than keep a person's interest. <text:span text:style-name="T7">The game should be fun and challenging and allow people to play together.</text:span></text:p>
      <text:h text:style-name="P18" text:outline-level="2"><text:bookmark-start text:name="__RefHeading___Toc441230977"/>References<text:bookmark-end text:name="__RefHeading___Toc441230977"/></text:h>
      <text:p text:style-name="P43">None currently.</text:p>
      <text:h text:style-name="P13" text:outline-level="1"/>
      <text:h text:style-name="P16"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P43">The game will be made up of two applications – server side and client side.</text:p>
      <text:p text:style-name="P43">The server side applications will manage events within the game, procedurally generate content as needed, <text:span text:style-name="T6">as well as spawn NPCs.</text:span></text:p>
      <text:p text:style-name="P46">The client side displays graphics to people playing the game and allows them to attempt to carry out various actions.</text:p>
      <text:p text:style-name="P46">The client software sends requests to the server for these actions to be carried out, and the server reports the result to the client.</text:p>
      <text:p text:style-name="P45">This way, should a player attempt to cheat, the server will simply report that their action failed.</text:p>
      <text:h text:style-name="Heading_20_2" text:outline-level="2"><text:bookmark-start text:name="__RefHeading___Toc441230980"/>Product Functions<text:bookmark-end text:name="__RefHeading___Toc441230980"/></text:h>
      <text:p text:style-name="P46">The game's client-side program will allow the user to play on a world generated by the server-side program. The server-side program will allow <text:span text:style-name="T7">players to play together in a persistent virtual world where their goal is to survive using their ability to harvest and craft.</text:span></text:p>
      <text:h text:style-name="Heading_20_2" text:outline-level="2"><text:bookmark-start text:name="__RefHeading___Toc441230981"/>User Classes and Characteristics<text:bookmark-end text:name="__RefHeading___Toc441230981"/></text:h>
      <text:p text:style-name="P47">The main target audience of the game are the players, and they will be the most common use case. A player is expected to start the client (either from the browser or by downloading it), register, then log in and figure out how to play on their own – it should be simple enough to be intuitive.</text:p>
      <text:p text:style-name="P46">The server-side program will, ideally, run in a non-interactive mode, and be entirely autonomous once started.</text:p>
      <text:p text:style-name="P46"/>
      <text:p text:style-name="P47">An uncommon use case is administration mode, when the administrator logs in – they will not get a character. Instead, they will be able to observe the map without triggering content generation, and be able to manually place content, should they so choose.</text:p>
      <text:h text:style-name="Heading_20_2" text:outline-level="2"><text:bookmark-start text:name="__RefHeading___Toc441230982"/>Operating Environment<text:bookmark-end text:name="__RefHeading___Toc441230982"/></text:h>
      <text:p text:style-name="P48">The server-side program will run on a server supporting Java7 <text:span text:style-name="T8">and containing a MySQL database.</text:span></text:p>
      <text:p text:style-name="P48">The client-side program will, ideally, run on any device or OS supporting Java7.</text:p>
      <text:h text:style-name="Heading_20_2" text:outline-level="2"><text:bookmark-start text:name="__RefHeading___Toc441230983"/>Design and Implementation Constraints<text:bookmark-end text:name="__RefHeading___Toc441230983"/></text:h>
      <text:p text:style-name="P47">The software must be cheat-resistant and protect it's users' passwords. The software must be completed within 3 months (one semester). The software must be written in Java and must feature networking of some sort.</text:p>
      <text:h text:style-name="Heading_20_2" text:outline-level="2"><text:bookmark-start text:name="__RefHeading___Toc441230984"/><text:soft-page-break/>User Documentation<text:bookmark-end text:name="__RefHeading___Toc441230984"/></text:h>
      <text:p text:style-name="P49">No documentation will accompany the software – as a game it will, ideally, be intuitive.</text:p>
      <text:h text:style-name="Heading_20_2" text:outline-level="2"><text:bookmark-start text:name="__RefHeading___Toc441230985"/>Assumptions and Dependencies<text:bookmark-end text:name="__RefHeading___Toc441230985"/></text:h>
      <text:p text:style-name="P49">It is assumed that libGDX development framework will be easy enough to learn within the given timeframe, but we cannot be certain as it is new to the developers.</text:p>
      <text:p text:style-name="P49">It is also assumed that code written in Java will run on a webpage with little effor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50">The common users will get a log in screen where they enter their username or email and password, and <text:span text:style-name="T8">then they merely see the map. They need only click in the direction they want to move or the object they want to interact with. A “craft” and “inventory” button will allow crafting from a list and viewing held materials.</text:span></text:p>
      <text:h text:style-name="Heading_20_2" text:outline-level="2"><text:bookmark-start text:name="__RefHeading___Toc441230988"/>Hardware Interfaces<text:bookmark-end text:name="__RefHeading___Toc441230988"/></text:h>
      <text:p text:style-name="P51">The software will use TCP/IP for communication. </text:p>
      <text:h text:style-name="Heading_20_2" text:outline-level="2"><text:bookmark-start text:name="__RefHeading___Toc441230989"/>Software Interfaces<text:bookmark-end text:name="__RefHeading___Toc441230989"/></text:h>
      <text:p text:style-name="P51">The software requires Java7 (or a later version that support Java7). The server software needs a locally available MySQL server to connect with. Open ports are needed on the Server's side to communicate with clients.</text:p>
      <text:h text:style-name="Heading_20_2" text:outline-level="2"><text:bookmark-start text:name="__RefHeading___Toc441230990"/>Communications Interfaces<text:bookmark-end text:name="__RefHeading___Toc441230990"/></text:h>
      <text:p text:style-name="P51">The software will use TCP/IP for communication. The server software needs to be ran on a network that can connect to the clients.</text:p>
      <text:h text:style-name="P14" text:outline-level="1"/>
      <text:h text:style-name="P17" text:outline-level="1"><text:bookmark-start text:name="__RefHeading___Toc441230991"/>System Features<text:bookmark-end text:name="__RefHeading___Toc441230991"/></text:h>
      <text:h text:style-name="P19" text:outline-level="2"><text:bookmark-start text:name="__RefHeading___Toc441230992"/>Map Generation<text:bookmark-end text:name="__RefHeading___Toc441230992"/></text:h>
      <text:p text:style-name="level_20_4">4.1.1<text:tab/>Description and Priority</text:p>
      <text:p text:style-name="P25">The server can generate a map procedurally as players travel toward undefined areas. Priority <text:span text:style-name="T9">9</text:span>.</text:p>
      <text:p text:style-name="level_20_4">4.1.2<text:tab/>Stimulus/Response Sequences</text:p>
      <text:p text:style-name="P25">A client requests a part of the map that does not exist. The server generates this part.</text:p>
      <text:p text:style-name="level_20_4">4.1.3<text:tab/>Functional Requirements</text:p>
      <text:p text:style-name="P25">None.</text:p>
      <text:h text:style-name="P20" text:outline-level="2"><text:span text:style-name="T10">Client Acces and </text:span>Multiplayer</text:h>
      <text:p text:style-name="P32">4.<text:span text:style-name="T10">2</text:span>.1<text:tab/>Description and Priority</text:p>
      <text:p text:style-name="P26">Clients are able to connect to the server and communicate with it. Priority 8.</text:p>
      <text:p text:style-name="P32">4.<text:span text:style-name="T10">2</text:span>.2<text:tab/>Stimulus/Response Sequences</text:p>
      <text:p text:style-name="P26">A client attempts to log in, and the software returns their initial map position and view. A client is then able to interact with the map.</text:p>
      <text:p text:style-name="P32">4.<text:span text:style-name="T10">2</text:span>.3<text:tab/>Functional Requirements</text:p>
      <text:p text:style-name="P36">REQ-1:<text:tab/><text:span text:style-name="T9">Map Generation (4.1)</text:span></text:p>
      <text:h text:style-name="P21" text:outline-level="2"><text:span text:style-name="T9">Harvesting</text:span></text:h>
      <text:p text:style-name="P32">4.<text:span text:style-name="T10">3</text:span>.1<text:tab/>Description and Priority</text:p>
      <text:p text:style-name="P27">When a player attempts to interact with map object, the object is destroyed and materials are added to the player's inventory. Priority 7.</text:p>
      <text:p text:style-name="P32">4.<text:span text:style-name="T10">3</text:span>.2<text:tab/>Stimulus/Response Sequences</text:p>
      <text:p text:style-name="P27">A player attempts to interact with a map object (using the same way they would normally move into it's direction). The server damages the object or destroys it. If destroyed, the materials are added to the corresponding player's inventory.</text:p>
      <text:p text:style-name="P32">4.<text:span text:style-name="T10">3</text:span>.3<text:tab/>Functional Requirements</text:p>
      <text:p text:style-name="P37">REQ-1:<text:tab/><text:span text:style-name="T9">Map Generation (4.1)</text:span><text:tab/></text:p>
      <text:p text:style-name="P36">REQ-2:<text:tab/><text:span text:style-name="T10">Client Access and Multiplayer (4.2)</text:span></text:p>
      <text:p text:style-name="P36"/>
      <text:h text:style-name="P22" text:outline-level="2"><text:soft-page-break/>Crafting</text:h>
      <text:p text:style-name="P33">4.<text:span text:style-name="T10">4</text:span>.1<text:tab/>Description and Priority</text:p>
      <text:p text:style-name="P27">A player is able to craft materials from materials in their inventory. Priority 6.</text:p>
      <text:p text:style-name="P33">4.<text:span text:style-name="T10">4</text:span>.2<text:tab/>Stimulus/Response Sequences</text:p>
      <text:p text:style-name="P27">The player clicks “Craft” and thus opens the crafting screen, where they have a list of items they can make from materials they have. Clicking on a material in the list destroys the component materials and adds the selected material to inventory.</text:p>
      <text:p text:style-name="P33">4.<text:span text:style-name="T10">4</text:span>.3<text:tab/>Functional Requirements</text:p>
      <text:p text:style-name="P37">REQ-1: <text:span text:style-name="T9">Map Generation (4.1)</text:span><text:tab/></text:p>
      <text:p text:style-name="P37">REQ-2: <text:span text:style-name="T10">Client Access and Multiplayer (4.2)</text:span></text:p>
      <text:p text:style-name="P38">REQ-3: Harvesting (4.3<text:span text:style-name="T11">)</text:span></text:p>
      <text:p text:style-name="P40"/>
      <text:h text:style-name="P22" text:outline-level="2">Monster Spawning</text:h>
      <text:p text:style-name="P33">4.<text:span text:style-name="T10">5</text:span>.1<text:tab/>Description and Priority</text:p>
      <text:p text:style-name="P27"><text:span text:style-name="T11">Every so often, the server will spawn monsters on appropriate terrain</text:span>. Priority <text:span text:style-name="T11">5</text:span>.</text:p>
      <text:p text:style-name="P33">4.<text:span text:style-name="T10">5</text:span>.2<text:tab/>Stimulus/Response Sequences</text:p>
      <text:p text:style-name="P29">A timer is set on the server. For every tick of some TBD constant, the server checks the number of players on the server and places monsters randomly within range of some players.</text:p>
      <text:p text:style-name="P33">4.<text:span text:style-name="T10">5</text:span>.3<text:tab/>Functional Requirements</text:p>
      <text:p text:style-name="P37">REQ-1: <text:span text:style-name="T9">Map Generation (4.1)</text:span><text:tab/></text:p>
      <text:p text:style-name="P40">REQ-2:<text:tab/><text:span text:style-name="T10">Client Access and Multiplayer (4.2)</text:span></text:p>
      <text:p text:style-name="P40"/>
      <text:h text:style-name="P23" text:outline-level="2">Monster AI</text:h>
      <text:p text:style-name="P34">4.<text:span text:style-name="T10">6</text:span>.1<text:tab/>Description and Priority</text:p>
      <text:p text:style-name="P28"><text:span text:style-name="T11">A placed monster will act according to some preprogrammed desires and motives</text:span>. Priority <text:span text:style-name="T11">4</text:span>.</text:p>
      <text:p text:style-name="P34">4.<text:span text:style-name="T10">6</text:span>.2<text:tab/>Stimulus/Response Sequences</text:p>
      <text:p text:style-name="P30">A spawned monster will decide what it wants, such as food or shelter, and then attempt to look for it. Once it has been spotted, the monster will attempt to move into the desired object.</text:p>
      <text:p text:style-name="P34">4.<text:span text:style-name="T10">6</text:span>.3<text:tab/>Functional Requirements</text:p>
      <text:p text:style-name="P39">REQ-1: <text:span text:style-name="T9">Map Generation (4.1)</text:span><text:tab/></text:p>
      <text:p text:style-name="P42">REQ-2:<text:tab/><text:span text:style-name="T10">Client Access and Multiplayer (4.2)</text:span></text:p>
      <text:p text:style-name="P41">REQ-4: Monster Spawning (4.5)</text:p>
      <text:h text:style-name="P24" text:outline-level="2"><text:soft-page-break/>Administration mode</text:h>
      <text:p text:style-name="P34">4.<text:span text:style-name="T12">7</text:span>.1<text:tab/>Description and Priority</text:p>
      <text:p text:style-name="P28"><text:span text:style-name="T12">An administrator that logs in will not be placed as a player</text:span>. <text:span text:style-name="T12">Instead, they will have a “ghost's view” of the map and be able to arbitrarily change it.</text:span> Priority <text:span text:style-name="T12">3</text:span>.</text:p>
      <text:p text:style-name="P34">4.<text:span text:style-name="T12">7</text:span>.2<text:tab/>Stimulus/Response Sequences</text:p>
      <text:p text:style-name="P31">If a user logs in and the server identifies them as administrator, the client opens up the map in Administration Mode. </text:p>
      <text:p text:style-name="P34">4.<text:span text:style-name="T12">7</text:span>.3<text:tab/>Functional Requirements</text:p>
      <text:p text:style-name="P39">REQ-1: <text:span text:style-name="T9">Map Generation (4.1)</text:span><text:tab/></text:p>
      <text:p text:style-name="P42">REQ-2:<text:tab/><text:span text:style-name="T10">Client Access and Multiplayer (4.2)</text:span></text:p>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52">Server responses must be fast enough for the game to have the feel of “real time”. Slower response times break immersion and increase difficulty. 30 frames per second is a common and reasonable standard.</text:p>
      <text:h text:style-name="Heading_20_2" text:outline-level="2"><text:bookmark-start text:name="__RefHeading___Toc441230996"/>Safety Requirements<text:bookmark-end text:name="__RefHeading___Toc441230996"/></text:h>
      <text:p text:style-name="P52">The game is, supposedly, harmless.</text:p>
      <text:h text:style-name="Heading_20_2" text:outline-level="2"><text:bookmark-start text:name="__RefHeading___Toc441230997"/>Security Requirements<text:bookmark-end text:name="__RefHeading___Toc441230997"/></text:h>
      <text:p text:style-name="P53">User's passwords must be encrypted when being communicated or stored.</text:p>
      <text:p text:style-name="P53">The server must be resistant to cheating attempts.</text:p>
      <text:h text:style-name="Heading_20_2" text:outline-level="2"><text:bookmark-start text:name="__RefHeading___Toc441230998"/>Software Quality Attributes<text:bookmark-end text:name="__RefHeading___Toc441230998"/></text:h>
      <text:p text:style-name="P53">Players will appreciate an intuitive interface, responsiveness and pretty graphics.</text:p>
      <text:h text:style-name="Heading_20_2" text:outline-level="2"><text:bookmark-start text:name="__RefHeading___Toc441230999"/>Business Rules<text:bookmark-end text:name="__RefHeading___Toc441230999"/></text:h>
      <text:p text:style-name="P54">Only administrators should be able to access administration mode.</text:p>
      <text:h text:style-name="Heading_20_1" text:outline-level="1"><text:bookmark-start text:name="__RefHeading___Toc441231000"/>Other Requirements<text:bookmark-end text:name="__RefHeading___Toc441231000"/></text:h>
      <text:p text:style-name="P55">None currently</text:p>
      <text:p text:style-name="TOCEntry"><text:bookmark-start text:name="__RefHeading___Toc441231001"/><text:soft-page-break/>Appendix A: Glossary<text:bookmark-end text:name="__RefHeading___Toc441231001"/></text:p>
      <text:p text:style-name="P55">See 1.2 Document Conventions</text:p>
      <text:p text:style-name="TOCEntry"><text:bookmark-start text:name="__RefHeading___Toc441231002"/>Appendix B: Analysis Models<text:bookmark-end text:name="__RefHeading___Toc441231002"/></text:p>
      <text:p text:style-name="P55"><text:span text:style-name="T3">Coming separately</text:span></text:p>
      <text:p text:style-name="TOCEntry"><text:bookmark-start text:name="__RefHeading___Toc441231003"/>Appendix C: To Be Determined List<text:bookmark-end text:name="__RefHeading___Toc441231003"/></text:p>
      <text:p text:style-name="P56">1. Length of spawner tick</text:p>
      <text:p text:style-name="P56">2. Size of client's display</text:p>
      <text:p text:style-name="P56">3. List of vital numbers for players and mon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4-03-08T00:46:00</meta:creation-date>
    <dc:creator>Doan Agathion</dc:creator>
    <dc:date>2015-04-02T16:35:19.415178690</dc:date>
    <meta:editing-cycles>17</meta:editing-cycles>
    <meta:generator>LibreOffice/4.4.0.2$Linux_X86_64 LibreOffice_project/a3603970151a6ae2596acd62b70112f4d376b990</meta:generator>
    <meta:editing-duration>PT1H17M30S</meta:editing-duration>
    <meta:document-statistic meta:table-count="1" meta:image-count="0" meta:object-count="0" meta:page-count="9" meta:paragraph-count="179" meta:word-count="1641" meta:character-count="10130" meta:non-whitespace-character-count="8668"/>
  </office:meta>
</office:document-meta>
</file>